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583in"/>
      <style:text-properties fo:color="#cccccc" loext:opacity="100%" style:font-name="Consolas" fo:font-size="8.39999961853027pt" fo:font-weight="normal" fo:background-color="#ffffff"/>
    </style:style>
    <style:style style:name="P2" style:family="paragraph" style:parent-style-name="Standard">
      <style:paragraph-properties style:line-height-at-least="0.1583in"/>
      <style:text-properties fo:color="#cccccc" loext:opacity="100%" fo:background-color="#ffffff"/>
    </style:style>
    <style:style style:name="P3" style:family="paragraph" style:parent-style-name="Standard">
      <style:paragraph-properties fo:margin-top="0in" fo:margin-bottom="0.1965in" style:contextual-spacing="false" style:line-height-at-least="0.1583in"/>
      <style:text-properties fo:background-color="#ffffff"/>
    </style:style>
    <style:style style:name="P4" style:family="paragraph" style:parent-style-name="Standard">
      <style:paragraph-properties style:line-height-at-least="0.1583in"/>
      <style:text-properties fo:background-color="#ffffff"/>
    </style:style>
    <style:style style:name="P5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bold" fo:background-color="#ffffff" style:font-weight-asian="bold" style:font-weight-complex="bold"/>
    </style:style>
    <style:style style:name="P6" style:family="paragraph" style:parent-style-name="Standard">
      <style:paragraph-properties style:line-height-at-least="0.1583in"/>
      <style:text-properties fo:color="#808080" loext:opacity="100%" fo:background-color="#ffffff"/>
    </style:style>
    <style:style style:name="P7" style:family="paragraph" style:parent-style-name="Standard">
      <style:paragraph-properties style:line-height-at-least="0.1583in"/>
      <style:text-properties fo:background-color="#ffffff"/>
    </style:style>
    <style:style style:name="P8" style:family="paragraph" style:parent-style-name="Standard">
      <style:paragraph-properties fo:margin-top="0in" fo:margin-bottom="0.1965in" style:contextual-spacing="false" style:line-height-at-least="0.1583in"/>
      <style:text-properties fo:background-color="#ffffff"/>
    </style:style>
    <style:style style:name="P9" style:family="paragraph" style:parent-style-name="Standard">
      <style:paragraph-properties style:line-height-at-least="0.1583in"/>
      <style:text-properties fo:color="#cccccc" loext:opacity="100%" style:font-name="Consolas" fo:font-size="8.39999961853027pt" fo:font-weight="normal" fo:background-color="#ffffff"/>
    </style:style>
    <style:style style:name="P10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Consolas" fo:font-size="8.39999961853027pt" fo:font-weight="normal" fo:background-color="#ffffff"/>
    </style:style>
    <style:style style:name="P11" style:family="paragraph" style:parent-style-name="Standard">
      <style:paragraph-properties style:line-height-at-least="0.1583in"/>
      <style:text-properties fo:color="#cccccc" loext:opacity="100%" fo:background-color="#ffffff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8.39999961853027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8.39999961853027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8.39999961853027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8.39999961853027pt" fo:font-weight="normal"/>
    </style:style>
    <style:style style:name="T9" style:family="text">
      <style:text-properties style:font-name="Consolas" fo:font-size="8.39999961853027pt" fo:font-weight="normal"/>
    </style:style>
    <style:style style:name="T10" style:family="text">
      <style:text-properties fo:color="#d4d4d4" loext:opacity="100%" style:font-name="Consolas" fo:font-size="8.39999961853027pt" fo:font-weight="normal"/>
    </style:style>
    <style:style style:name="T11" style:family="text">
      <style:text-properties fo:color="#d7ba7d" loext:opacity="100%"/>
    </style:style>
    <style:style style:name="T12" style:family="text">
      <style:text-properties fo:color="#b5cea8" loext:opacity="100%" style:font-name="Consolas" fo:font-size="8.3999996185302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&lt;!</text:span><text:span text:style-name="T3">DOCTYPE</text:span> <text:span text:style-name="T5">html</text:span><text:span text:style-name="T1">&gt;</text:span></text:p>
      <text:p text:style-name="P9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9"><text:span text:style-name="T1">&lt;</text:span><text:span text:style-name="T3">head</text:span><text:span text:style-name="T1">&gt;</text:span></text:p>
      <text:p text:style-name="P11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2">&gt;</text:span></text:p>
      <text:p text:style-name="P11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2">&gt;</text:span></text:p>
      <text:p text:style-name="P11">    <text:span text:style-name="T2">&lt;</text:span><text:span text:style-name="T4">title</text:span><text:span text:style-name="T2">&gt;</text:span><text:span text:style-name="T9">Daria's blog</text:span><text:span text:style-name="T2">&lt;/</text:span><text:span text:style-name="T4">title</text:span><text:span text:style-name="T2">&gt;</text:span></text:p>
      <text:p text:style-name="P11">  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mystyle.css"</text:span><text:span text:style-name="T2">&gt;</text:span></text:p>
      <text:p text:style-name="P7"/>
      <text:p text:style-name="P9"><text:span text:style-name="T1">&lt;/</text:span><text:span text:style-name="T3">head</text:span><text:span text:style-name="T1">&gt;</text:span></text:p>
      <text:p text:style-name="P9"><text:span text:style-name="T1">&lt;</text:span><text:span text:style-name="T3">body</text:span><text:span text:style-name="T1">&gt;</text:span></text:p>
      <text:p text:style-name="P11">   <text:span text:style-name="T2">&lt;</text:span><text:span text:style-name="T4">div</text:span><text:span text:style-name="T9"> </text:span><text:span text:style-name="T6">class</text:span><text:span text:style-name="T9">=</text:span><text:span text:style-name="T8">"menu"</text:span><text:span text:style-name="T2">&gt;</text:span><text:span text:style-name="T9">ALL ARTICLES</text:span><text:span text:style-name="T2">&lt;/</text:span><text:span text:style-name="T4">div</text:span><text:span text:style-name="T2">&gt;</text:span></text:p>
      <text:p text:style-name="P11">   <text:span text:style-name="T2">&lt;</text:span><text:span text:style-name="T4">div</text:span><text:span text:style-name="T9"> </text:span><text:span text:style-name="T6">class</text:span><text:span text:style-name="T9">=</text:span><text:span text:style-name="T8">"menu"</text:span><text:span text:style-name="T2">&gt;</text:span><text:span text:style-name="T9">REVIEWS</text:span><text:span text:style-name="T2">&lt;/</text:span><text:span text:style-name="T4">div</text:span><text:span text:style-name="T2">&gt;</text:span></text:p>
      <text:p text:style-name="P11">   <text:span text:style-name="T2">&lt;</text:span><text:span text:style-name="T4">div</text:span><text:span text:style-name="T9"> </text:span><text:span text:style-name="T6">class</text:span><text:span text:style-name="T9">=</text:span><text:span text:style-name="T8">"menu"</text:span><text:span text:style-name="T2">&gt;</text:span><text:span text:style-name="T9">CONTACTS</text:span><text:span text:style-name="T2">&lt;/</text:span><text:span text:style-name="T4">div</text:span><text:span text:style-name="T2">&gt;</text:span></text:p>
      <text:p text:style-name="P8"/>
      <text:p text:style-name="P11">   <text:span text:style-name="T2">&lt;</text:span><text:span text:style-name="T4">h1</text:span><text:span text:style-name="T9"> </text:span><text:span text:style-name="T6">class</text:span><text:span text:style-name="T9">=</text:span><text:span text:style-name="T8">"title"</text:span><text:span text:style-name="T2">&gt;</text:span><text:span text:style-name="T9">Exploring Brazil</text:span><text:span text:style-name="T2">&lt;/</text:span><text:span text:style-name="T4">h1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Travel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Added By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Malcoci Daria Ioana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Feb 25, 2025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img</text:span><text:span text:style-name="T9"> </text:span><text:span text:style-name="T6">src</text:span><text:span text:style-name="T9">=</text:span><text:span text:style-name="T8">"destinatie.jpeg"</text:span><text:span text:style-name="T9"> </text:span><text:span text:style-name="T6">class</text:span><text:span text:style-name="T9">=</text:span><text:span text:style-name="T8">"image"</text:span><text:span text:style-name="T2">&gt;</text:span></text:p>
      <text:p text:style-name="P8"/>
      <text:p text:style-name="P11">   <text:span text:style-name="T2">&lt;</text:span><text:span text:style-name="T4">h1</text:span><text:span text:style-name="T9"> </text:span><text:span text:style-name="T6">class</text:span><text:span text:style-name="T9">=</text:span><text:span text:style-name="T8">"title"</text:span><text:span text:style-name="T2">&gt;</text:span><text:span text:style-name="T9">Exploring Brazil</text:span><text:span text:style-name="T2">&lt;/</text:span><text:span text:style-name="T4">h1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Travel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Added By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Malcoci Daria Ioana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Feb 25, 2025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img</text:span><text:span text:style-name="T9"> </text:span><text:span text:style-name="T6">src</text:span><text:span text:style-name="T9">=</text:span><text:span text:style-name="T8">"mancare.jpg"</text:span><text:span text:style-name="T9"> </text:span><text:span text:style-name="T6">class</text:span><text:span text:style-name="T9">=</text:span><text:span text:style-name="T8">"image"</text:span><text:span text:style-name="T2">&gt;</text:span></text:p>
      <text:p text:style-name="P8"/>
      <text:p text:style-name="P11">   <text:span text:style-name="T2">&lt;</text:span><text:span text:style-name="T4">h1</text:span><text:span text:style-name="T9"> </text:span><text:span text:style-name="T6">class</text:span><text:span text:style-name="T9">=</text:span><text:span text:style-name="T8">"title"</text:span><text:span text:style-name="T2">&gt;</text:span><text:span text:style-name="T9">Exploring Brazil</text:span><text:span text:style-name="T2">&lt;/</text:span><text:span text:style-name="T4">h1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Travel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Added By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Malcoci Daria Ioana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Feb 25, 2025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img</text:span><text:span text:style-name="T9"> </text:span><text:span text:style-name="T6">src</text:span><text:span text:style-name="T9">=</text:span><text:span text:style-name="T8">"sport.jpeg"</text:span><text:span text:style-name="T9"> </text:span><text:span text:style-name="T6">class</text:span><text:span text:style-name="T9">=</text:span><text:span text:style-name="T8">"image"</text:span><text:span text:style-name="T2">&gt;</text:span></text:p>
      <text:p text:style-name="P7"/>
      <text:p text:style-name="P11">   <text:span text:style-name="T2">&lt;</text:span><text:span text:style-name="T4">h1</text:span><text:span text:style-name="T9"> </text:span><text:span text:style-name="T6">class</text:span><text:span text:style-name="T9">=</text:span><text:span text:style-name="T8">"title"</text:span><text:span text:style-name="T2">&gt;</text:span><text:span text:style-name="T9">Exploring Brazil</text:span><text:span text:style-name="T2">&lt;/</text:span><text:span text:style-name="T4">h1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Travel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Added By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Malcoci Daria Ioana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h5</text:span><text:span text:style-name="T9"> </text:span><text:span text:style-name="T6">class</text:span><text:span text:style-name="T9">=</text:span><text:span text:style-name="T8">"under_title"</text:span><text:span text:style-name="T2">&gt;</text:span><text:span text:style-name="T9">Feb 25, 2025</text:span><text:span text:style-name="T2">&lt;/</text:span><text:span text:style-name="T4">h5</text:span><text:span text:style-name="T2">&gt;</text:span></text:p>
      <text:p text:style-name="P11">   <text:span text:style-name="T2">&lt;</text:span><text:span text:style-name="T4">img</text:span><text:span text:style-name="T9"> </text:span><text:span text:style-name="T6">src</text:span><text:span text:style-name="T9">=</text:span><text:span text:style-name="T8">"film.jpg"</text:span><text:span text:style-name="T9"> </text:span><text:span text:style-name="T6">class</text:span><text:span text:style-name="T9">=</text:span><text:span text:style-name="T8">"image"</text:span><text:span text:style-name="T2">&gt;</text:span></text:p>
      <text:p text:style-name="P8"/>
      <text:p text:style-name="P11">   <text:span text:style-name="T2">&lt;</text:span><text:span text:style-name="T4">script</text:span><text:span text:style-name="T10"> </text:span><text:span text:style-name="T6">src</text:span><text:span text:style-name="T10">=</text:span><text:span text:style-name="T8">"script.js"</text:span><text:span text:style-name="T2">&gt;&lt;/</text:span><text:span text:style-name="T4">script</text:span><text:span text:style-name="T2">&gt;</text:span></text:p>
      <text:p text:style-name="P7"/>
      <text:p text:style-name="P11">    <text:span text:style-name="T2">&lt;</text:span><text:span text:style-name="T4">p</text:span><text:span text:style-name="T9"> </text:span><text:span text:style-name="T6">class</text:span><text:span text:style-name="T9">=</text:span><text:span text:style-name="T8">"description"</text:span><text:span text:style-name="T2">&gt;</text:span><text:span text:style-name="T9"> I want to travel to Brazil, especialy in Rio de Janeiro</text:span><text:span text:style-name="T2">&lt;/</text:span><text:span text:style-name="T4">p</text:span><text:span text:style-name="T2">&gt;</text:span></text:p>
      <text:p text:style-name="P7"/>
      <text:p text:style-name="P9"><text:span text:style-name="T1">&lt;/</text:span><text:span text:style-name="T3">body</text:span><text:span text:style-name="T1">&gt;</text:span></text:p>
      <text:p text:style-name="P9"><text:span text:style-name="T1">&lt;/</text:span><text:span text:style-name="T3">html</text:span><text:span text:style-name="T1">&gt;</text:span></text:p>
      <text:p text:style-name="P10"/>
      <text:p text:style-name="P9"><text:soft-page-break/><text:span text:style-name="T11">.menu</text:span>{</text:p>
      <text:p text:style-name="P11">    <text:span text:style-name="T6">margin-left</text:span><text:span text:style-name="T9">: </text:span><text:span text:style-name="T12">100px</text:span><text:span text:style-name="T9">;</text:span></text:p>
      <text:p text:style-name="P11">    <text:span text:style-name="T6">margin-top</text:span><text:span text:style-name="T9">: </text:span><text:span text:style-name="T12">20px</text:span><text:span text:style-name="T9">;</text:span></text:p>
      <text:p text:style-name="P11">    <text:span text:style-name="T6">color</text:span><text:span text:style-name="T9">: </text:span><text:span text:style-name="T8">black</text:span><text:span text:style-name="T9">; </text:span></text:p>
      <text:p text:style-name="P11">    <text:span text:style-name="T6">font-family</text:span><text:span text:style-name="T9">:</text:span><text:span text:style-name="T8">'Times New Roman'</text:span><text:span text:style-name="T9">, </text:span><text:span text:style-name="T8">Times</text:span><text:span text:style-name="T9">, </text:span><text:span text:style-name="T8">serif</text:span><text:span text:style-name="T9">;  </text:span></text:p>
      <text:p text:style-name="P11">    <text:span text:style-name="T6">font-size</text:span><text:span text:style-name="T9">: </text:span><text:span text:style-name="T12">20px</text:span><text:span text:style-name="T9">;</text:span></text:p>
      <text:p text:style-name="P11">    <text:span text:style-name="T6">display</text:span><text:span text:style-name="T9">:</text:span><text:span text:style-name="T8">inline-block</text:span><text:span text:style-name="T9">;</text:span></text:p>
      <text:p text:style-name="P11">    <text:span text:style-name="T6">font-weight</text:span><text:span text:style-name="T9">:</text:span><text:span text:style-name="T12">700</text:span><text:span text:style-name="T9">;</text:span></text:p>
      <text:p text:style-name="P9">}</text:p>
      <text:p text:style-name="P7"/>
      <text:p text:style-name="P9"><text:span text:style-name="T11">.menu:hover</text:span>{</text:p>
      <text:p text:style-name="P11"> <text:span text:style-name="T6">color</text:span><text:span text:style-name="T9">:</text:span><text:span text:style-name="T8">gray</text:span><text:span text:style-name="T9">;</text:span></text:p>
      <text:p text:style-name="P9">}</text:p>
      <text:p text:style-name="P6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o" fo:country="R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o" fo:country="R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4T11:44:00.347000000</dc:date>
    <meta:editing-duration>PT15M18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2" meta:word-count="138" meta:character-count="1701" meta:non-whitespace-character-count="1479"/>
  </office:meta>
</office:document-meta>
</file>